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ぁっ・・・はぁっ・・・はぁっ・・・はぁっ・・・
・・・はぁっ・・・はぁっ・・・はぁっ・・・はぁっ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Haah... haah... haah... haah...
... haah... haah... haah... haah...</text:p>
          </table:table-cell>
          <table:table-cell table:number-columns-repeated="1020"/>
        </table:table-row>
        <table:table-row>
          <table:table-cell table:style-name="ce0" office:value-type="string">
            <text:p>だめ・・・まだ出るな・・・、ガマンだ・・・っ
・・・ま、まだ・・・トイレまで・・・、気を・・・
抜くな・・・っ</text:p>
          </table:table-cell>
          <table:table-cell table:style-name="ce0"/>
          <table:table-cell table:style-name="ce0"/>
          <table:table-cell table:style-name="ce0" office:value-type="string">
            <text:p>No... don't come out yet... endure it...
...I-I cannot... relax until... I reach
the toilet...</text:p>
          </table:table-cell>
          <table:table-cell table:number-columns-repeated="1020"/>
        </table:table-row>
        <table:table-row>
          <table:table-cell table:style-name="ce0" office:value-type="string">
            <text:p>この廊下の先に・・・ト、ト、トイレが・・・っ！！</text:p>
          </table:table-cell>
          <table:table-cell table:style-name="ce0"/>
          <table:table-cell table:style-name="ce0"/>
          <table:table-cell table:style-name="ce0" office:value-type="string">
            <text:p>The toilet is... j-j-just at the end of
this hallway...!!</text:p>
          </table:table-cell>
          <table:table-cell table:number-columns-repeated="1020"/>
        </table:table-row>
        <table:table-row>
          <table:table-cell table:style-name="ce0" office:value-type="string">
            <text:p>そこまで・・・がまん・・・がまんっ！！</text:p>
          </table:table-cell>
          <table:table-cell table:style-name="ce0"/>
          <table:table-cell table:style-name="ce0"/>
          <table:table-cell table:style-name="ce0" office:value-type="string">
            <text:p>Until then... I must... hold it!!</text:p>
          </table:table-cell>
          <table:table-cell table:number-columns-repeated="1020"/>
        </table:table-row>
        <table:table-row>
          <table:table-cell table:style-name="ce0" office:value-type="string">
            <text:p>んはぁぅっ！！　ま、まずい・・・まずい・・・
（ひくんっ！　ひくひく・・・ひくひくひく・・・っ）</text:p>
          </table:table-cell>
          <table:table-cell table:style-name="ce0"/>
          <table:table-cell table:style-name="ce0"/>
          <table:table-cell table:style-name="ce0" office:value-type="string">
            <text:p>Nghaaaah!! Th-This is... this is bad...
*twitch*! *twitch* *twitch*...
*twitch* *twitch* *twitch*...</text:p>
          </table:table-cell>
          <table:table-cell table:number-columns-repeated="1020"/>
        </table:table-row>
        <table:table-row>
          <table:table-cell table:style-name="ce0" office:value-type="string">
            <text:p>きょ、局部が・・・痙攣、して・・・きた・・・っ！
（ひくひくっ！　ひくん、ひくひく・・・ひくんっ）</text:p>
          </table:table-cell>
          <table:table-cell table:style-name="ce0"/>
          <table:table-cell table:style-name="ce0"/>
          <table:table-cell table:style-name="ce0" office:value-type="string">
            <text:p>M-My... nether regions are... convulsing...!
*twitch* *twitch*! *twitch* *twitch*...
*twitch*</text:p>
          </table:table-cell>
          <table:table-cell table:number-columns-repeated="1020"/>
        </table:table-row>
        <table:table-row>
          <table:table-cell table:style-name="ce0" office:value-type="string">
            <text:p>も、も、もう余裕が、な、無いぃっ！！</text:p>
          </table:table-cell>
          <table:table-cell table:style-name="ce0"/>
          <table:table-cell table:style-name="ce0"/>
          <table:table-cell table:style-name="ce0" office:value-type="string">
            <text:p>I-I-I can't take this a-anymooore!!</text:p>
          </table:table-cell>
          <table:table-cell table:number-columns-repeated="1020"/>
        </table:table-row>
        <table:table-row>
          <table:table-cell table:style-name="ce0" office:value-type="string">
            <text:p>（この玄関を抜ければ、すぐそこに庭があるっ）</text:p>
          </table:table-cell>
          <table:table-cell table:style-name="ce0"/>
          <table:table-cell table:style-name="ce0"/>
          <table:table-cell table:style-name="ce0" office:value-type="string">
            <text:p>(If you leave through the front entrance,
there's a courtyard right outside!!)</text:p>
          </table:table-cell>
          <table:table-cell table:number-columns-repeated="1020"/>
        </table:table-row>
        <table:table-row>
          <table:table-cell table:style-name="ce0" office:value-type="string">
            <text:p>（トイレにたどり着くより、ずっと早いはずっ！！）</text:p>
          </table:table-cell>
          <table:table-cell table:style-name="ce0"/>
          <table:table-cell table:style-name="ce0"/>
          <table:table-cell table:style-name="ce0" office:value-type="string">
            <text:p>(It would be far quicker to reach than
the toilet!!)</text:p>
          </table:table-cell>
          <table:table-cell table:number-columns-repeated="1020"/>
        </table:table-row>
        <table:table-row>
          <table:table-cell table:style-name="ce0" office:value-type="string">
            <text:p>（い、今は1秒でも早く・・・ほ、放尿したいっ！）</text:p>
          </table:table-cell>
          <table:table-cell table:style-name="ce0"/>
          <table:table-cell table:style-name="ce0"/>
          <table:table-cell table:style-name="ce0" office:value-type="string">
            <text:p>(R-Right now, even if it's just a second
faster... I-I need to urinate!)</text:p>
          </table:table-cell>
          <table:table-cell table:number-columns-repeated="1020"/>
        </table:table-row>
        <table:table-row>
          <table:table-cell table:style-name="ce0" office:value-type="string">
            <text:p>（・・・・・・どうするっ！？！？）</text:p>
          </table:table-cell>
          <table:table-cell table:style-name="ce0"/>
          <table:table-cell table:style-name="ce0"/>
          <table:table-cell table:style-name="ce0" office:value-type="string">
            <text:p>(.......What do I do?!?!)</text:p>
          </table:table-cell>
          <table:table-cell table:number-columns-repeated="1020"/>
        </table:table-row>
        <table:table-row>
          <table:table-cell table:style-name="ce0" office:value-type="string">
            <text:p>耐えてトイレに行く</text:p>
          </table:table-cell>
          <table:table-cell table:style-name="ce0" office:value-type="string">
            <text:p>Go to #14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Endure it and go to the bathroom</text:p>
          </table:table-cell>
          <table:table-cell table:number-columns-repeated="1020"/>
        </table:table-row>
        <table:table-row>
          <table:table-cell table:style-name="ce0" office:value-type="string">
            <text:p>一刻も早く庭を目指す</text:p>
          </table:table-cell>
          <table:table-cell table:style-name="ce0" office:value-type="string">
            <text:p>Go to #16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Dash for the courtyard</text:p>
          </table:table-cell>
          <table:table-cell table:number-columns-repeated="1020"/>
        </table:table-row>
        <table:table-row>
          <table:table-cell table:style-name="ce0" office:value-type="string">
            <text:p>（だ、だめだっ！！　いくらなんでも野外で
　放尿など、従者失格も甚だしい！！！）</text:p>
          </table:table-cell>
          <table:table-cell table:style-name="ce0" office:value-type="string">
            <text:p>#1</text:p>
          </table:table-cell>
          <table:table-cell table:style-name="ce0" office:value-type="string">
            <text:p>Visti</text:p>
          </table:table-cell>
          <table:table-cell table:style-name="ce0" office:value-type="string">
            <text:p>(I-It's no use!! No matter how desperate I
am, to urinate in the courtyard would make
me a failure as a servant!!!)</text:p>
          </table:table-cell>
          <table:table-cell table:number-columns-repeated="1020"/>
        </table:table-row>
        <table:table-row>
          <table:table-cell table:style-name="ce0" office:value-type="string">
            <text:p>（立ち止まったら負けるっ！！　はやく・・・
　はやくトイレへっ！！！）</text:p>
          </table:table-cell>
          <table:table-cell table:style-name="ce0" office:value-type="string">
            <text:p>Go to 688</text:p>
          </table:table-cell>
          <table:table-cell table:style-name="ce0"/>
          <table:table-cell table:style-name="ce0" office:value-type="string">
            <text:p>(If I stop moving, it's all over!! Quickly...
quickly, to the toilet!!!)</text:p>
          </table:table-cell>
          <table:table-cell table:number-columns-repeated="1020"/>
        </table:table-row>
        <table:table-row>
          <table:table-cell table:style-name="ce0" office:value-type="string">
            <text:p>ぅああっ！！　も、もう・・・これ以上はぁっ！！
（ひくひくひくひくひくっ！　ひくんっ！）</text:p>
          </table:table-cell>
          <table:table-cell table:style-name="ce0" office:value-type="string">
            <text:p>#2</text:p>
          </table:table-cell>
          <table:table-cell table:style-name="ce0"/>
          <table:table-cell table:style-name="ce0" office:value-type="string">
            <text:p>Uaaaagh!! I-I can't... no moooore!!
*twitch* *twitch* *twitch* *twitch*! *twitch*!</text:p>
          </table:table-cell>
          <table:table-cell table:number-columns-repeated="1020"/>
        </table:table-row>
        <table:table-row>
          <table:table-cell table:style-name="ce0" office:value-type="string">
            <text:p>カラット様・・・お、許し・・・ください・・・っ！！</text:p>
          </table:table-cell>
          <table:table-cell table:style-name="ce0" office:value-type="string">
            <text:p>Go to 689</text:p>
          </table:table-cell>
          <table:table-cell table:style-name="ce0"/>
          <table:table-cell table:style-name="ce0" office:value-type="string">
            <text:p>Carat-sama... p-please... forgive me...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14T15:15:50+02:00</meta:creation-date>
    <dc:date>2020-06-14T15:15:5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